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8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0" number:language="pt" number:country="PT" number:automatic-order="true" number:format-source="language">
      <number:day/>
      <number:text>-</number:text>
      <number:month/>
      <number:text>-</number:text>
      <number:year/>
    </number:date-style>
    <style:style style:name="ce1" style:family="table-cell" style:parent-style-name="Default" style:data-style-name="N10030"/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date" office:date-value="2025-09-15" calcext:value-type="date">
            <text:p>15-09-2025</text:p>
          </table:table-cell>
          <table:table-cell office:value-type="date" office:date-value="2025-09-17" calcext:value-type="date">
            <text:p>17-09-2025</text:p>
          </table:table-cell>
          <table:table-cell office:value-type="date" office:date-value="2025-09-18" calcext:value-type="date">
            <text:p>18-09-2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up</text:p>
          </table:table-cell>
          <table:table-cell/>
        </table:table-row>
        <table:table-row table:style-name="ro1">
          <table:table-cell office:value-type="date" office:date-value="2025-09-22" calcext:value-type="date">
            <text:p>22-09-2025</text:p>
          </table:table-cell>
          <table:table-cell office:value-type="date" office:date-value="2025-09-24" calcext:value-type="date">
            <text:p>24-09-2025</text:p>
          </table:table-cell>
          <table:table-cell office:value-type="date" office:date-value="2025-09-25" calcext:value-type="date">
            <text:p>25-09-202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Linux terminal (bash)</text:p>
          </table:table-cell>
          <table:table-cell/>
        </table:table-row>
        <table:table-row table:style-name="ro1">
          <table:table-cell office:value-type="date" office:date-value="2025-09-29" calcext:value-type="date">
            <text:p>29-09-2025</text:p>
          </table:table-cell>
          <table:table-cell office:value-type="date" office:date-value="2025-10-01" calcext:value-type="date">
            <text:p>01-10-2025</text:p>
          </table:table-cell>
          <table:table-cell office:value-type="date" office:date-value="2025-10-02" calcext:value-type="date">
            <text:p>02-10-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 CMD &amp; PowerShell</text:p>
          </table:table-cell>
          <table:table-cell/>
        </table:table-row>
        <table:table-row table:style-name="ro1">
          <table:table-cell office:value-type="date" office:date-value="2025-10-06" calcext:value-type="date">
            <text:p>06-10-2025</text:p>
          </table:table-cell>
          <table:table-cell office:value-type="date" office:date-value="2025-10-08" calcext:value-type="date">
            <text:p>08-10-2025</text:p>
          </table:table-cell>
          <table:table-cell office:value-type="date" office:date-value="2025-10-09" calcext:value-type="date">
            <text:p>09-10-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tualization</text:p>
          </table:table-cell>
          <table:table-cell/>
        </table:table-row>
        <table:table-row table:style-name="ro1">
          <table:table-cell office:value-type="date" office:date-value="2025-10-13" calcext:value-type="date">
            <text:p>13-10-2025</text:p>
          </table:table-cell>
          <table:table-cell office:value-type="date" office:date-value="2025-10-15" calcext:value-type="date">
            <text:p>15-10-2025</text:p>
          </table:table-cell>
          <table:table-cell office:value-type="date" office:date-value="2025-10-16" calcext:value-type="date">
            <text:p>16-10-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ainers</text:p>
          </table:table-cell>
          <table:table-cell/>
        </table:table-row>
        <table:table-row table:style-name="ro1">
          <table:table-cell office:value-type="date" office:date-value="2025-10-20" calcext:value-type="date">
            <text:p>20-10-2025</text:p>
          </table:table-cell>
          <table:table-cell office:value-type="date" office:date-value="2025-10-22" calcext:value-type="date">
            <text:p>22-10-2025</text:p>
          </table:table-cell>
          <table:table-cell office:value-type="date" office:date-value="2025-10-23" calcext:value-type="date">
            <text:p>23-10-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ication containers</text:p>
          </table:table-cell>
          <table:table-cell/>
        </table:table-row>
        <table:table-row table:style-name="ro1">
          <table:table-cell office:value-type="date" office:date-value="2025-10-27" calcext:value-type="date">
            <text:p>27-10-2025</text:p>
          </table:table-cell>
          <table:table-cell office:value-type="date" office:date-value="2025-10-29" calcext:value-type="date">
            <text:p>29-10-2025</text:p>
          </table:table-cell>
          <table:table-cell office:value-type="date" office:date-value="2025-10-30" calcext:value-type="date">
            <text:p>30-10-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t &amp; Github</text:p>
          </table:table-cell>
          <table:table-cell office:value-type="string" calcext:value-type="string">
            <text:p>Project 01</text:p>
          </table:table-cell>
        </table:table-row>
        <table:table-row table:style-name="ro1">
          <table:table-cell office:value-type="date" office:date-value="2025-11-03" calcext:value-type="date">
            <text:p>03-11-2025</text:p>
          </table:table-cell>
          <table:table-cell office:value-type="date" office:date-value="2025-11-05" calcext:value-type="date">
            <text:p>05-11-2025</text:p>
          </table:table-cell>
          <table:table-cell office:value-type="date" office:date-value="2025-11-06" calcext:value-type="date">
            <text:p>06-11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twork configuration</text:p>
          </table:table-cell>
          <table:table-cell/>
        </table:table-row>
        <table:table-row table:style-name="ro1">
          <table:table-cell office:value-type="date" office:date-value="2025-11-10" calcext:value-type="date">
            <text:p>10-11-2025</text:p>
          </table:table-cell>
          <table:table-cell office:value-type="date" office:date-value="2025-11-12" calcext:value-type="date">
            <text:p>12-11-2025</text:p>
          </table:table-cell>
          <table:table-cell office:value-type="date" office:date-value="2025-11-13" calcext:value-type="date">
            <text:p>13-11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twork programing</text:p>
          </table:table-cell>
          <table:table-cell/>
        </table:table-row>
        <table:table-row table:style-name="ro1">
          <table:table-cell office:value-type="date" office:date-value="2025-11-17" calcext:value-type="date">
            <text:p>17-11-2025</text:p>
          </table:table-cell>
          <table:table-cell office:value-type="date" office:date-value="2025-11-19" calcext:value-type="date">
            <text:p>19-11-2025</text:p>
          </table:table-cell>
          <table:table-cell office:value-type="date" office:date-value="2025-11-20" calcext:value-type="date">
            <text:p>20-11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bPage &amp; deployment</text:p>
          </table:table-cell>
          <table:table-cell/>
        </table:table-row>
        <table:table-row table:style-name="ro1">
          <table:table-cell office:value-type="date" office:date-value="2025-11-24" calcext:value-type="date">
            <text:p>24-11-2025</text:p>
          </table:table-cell>
          <table:table-cell office:value-type="date" office:date-value="2025-11-26" calcext:value-type="date">
            <text:p>26-11-2025</text:p>
          </table:table-cell>
          <table:table-cell office:value-type="date" office:date-value="2025-11-27" calcext:value-type="date">
            <text:p>27-11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b programming</text:p>
          </table:table-cell>
          <table:table-cell/>
        </table:table-row>
        <table:table-row table:style-name="ro1">
          <table:table-cell office:value-type="date" office:date-value="2025-12-15" calcext:value-type="date">
            <text:p>15-12-2025</text:p>
          </table:table-cell>
          <table:table-cell office:value-type="date" office:date-value="2025-12-03" calcext:value-type="date">
            <text:p>03-12-2025</text:p>
          </table:table-cell>
          <table:table-cell office:value-type="date" office:date-value="2025-12-04" calcext:value-type="date">
            <text:p>04-12-20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ndas/Polars data manipulation</text:p>
          </table:table-cell>
          <table:table-cell/>
        </table:table-row>
        <table:table-row table:style-name="ro1">
          <table:table-cell office:value-type="date" office:date-value="2025-12-22" calcext:value-type="date">
            <text:p>22-12-2025</text:p>
          </table:table-cell>
          <table:table-cell office:value-type="date" office:date-value="2025-12-10" calcext:value-type="date">
            <text:p>10-12-2025</text:p>
          </table:table-cell>
          <table:table-cell office:value-type="date" office:date-value="2025-12-11" calcext:value-type="date">
            <text:p>11-12-20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ta visualization and analysis</text:p>
          </table:table-cell>
          <table:table-cell office:value-type="string" calcext:value-type="string">
            <text:p>Project 02</text:p>
          </table:table-cell>
        </table:table-row>
        <table:table-row table:style-name="ro1">
          <table:table-cell table:style-name="Default"/>
          <table:table-cell office:value-type="date" office:date-value="2025-12-17" calcext:value-type="date">
            <text:p>17-12-2025</text:p>
          </table:table-cell>
          <table:table-cell office:value-type="date" office:date-value="2025-12-18" calcext:value-type="date">
            <text:p>18-12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DPR, AI Act, Intelectual property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8">00/00/0000</text:date>, <text:time style:data-style-name="N2" text:time-value="14:17:48.3676851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2T10:44:11.392749323</meta:creation-date>
    <dc:date>2025-09-18T14:19:02.098509357</dc:date>
    <meta:editing-duration>PT6M24S</meta:editing-duration>
    <meta:editing-cycles>2</meta:editing-cycles>
    <meta:generator>LibreOffice/25.8.1.1$Linux_X86_64 LibreOffice_project/580$Build-1</meta:generator>
    <meta:document-statistic meta:table-count="1" meta:cell-count="71" meta:object-count="0"/>
  </office:meta>
</office:document-meta>
</file>